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27_21-12-3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7_21-55-40_000.jpg</text:p>
          </table:table-cell>
          <table:table-cell table:style-name="ce12" office:value-type="string">
            <text:p><text:s/>:PHOTO 記録 / @自室 / what=ティッシュペーパー / for=~ / occasion=終了：使い切った 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PHOTO 記録 / @自室 / what=ティッシュペーパー / for=~ / occasion=終了：使い切った ">
            <text:p><text:s/>:PHOTO 記録 / @自室 / what=ティッシュペーパー / for=~ / occasion=終了：使い切った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8_02-38-28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8_02-38-53_000.jpg</text:p>
          </table:table-cell>
          <table:table-cell table:style-name="ce19" office:value-type="string">
            <text:p>:m :lets / action activity / やること / genre=笛演奏。路上 / content=うさぎ追いし。ほたるの。古時計。「辻説法演奏会」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lets / action activity / やること / genre=笛演奏。路上 / content=うさぎ追いし。ほたるの。古時計。「辻説法演奏会」">
            <text:p>:m :lets / action activity / やること / genre=笛演奏。路上 / content=うさぎ追いし。ほたるの。古時計。「辻説法演奏会」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8_09-35-19_000.jpg</text:p>
          </table:table-cell>
          <table:table-cell table:style-name="ce19" office:value-type="string">
            <text:p>:tome/ (lang=ja) / topic=数学。思い込み / content=数学。「俺にはできない」と、思い込んでいる。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tome/ (lang=ja) / topic=数学。思い込み / content=数学。「俺にはできない」と、思い込んでいる。">
            <text:p>:tome/ (lang=ja) / topic=数学。思い込み / content=数学。「俺にはできない」と、思い込んでいる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8_09-43-16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8_14-32-39_000.jpg</text:p>
          </table:table-cell>
          <table:table-cell table:style-name="ce19" office:value-type="string">
            <text:p>:m RES 1*3 / free# JVEMV6 68#_167:1 / 68. theoretical-physics(tp) / w=変数分離法,topics=量子力学：原子核(eman),other=~,s=~,i=~,doc=r-9-2~1.11#7;r-9-2~1.12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3 / free# JVEMV6 68#_167:1 / 68. theoretical-physics(tp) / w=変数分離法,topics=量子力学：原子核(eman),other=~,s=~,i=~,doc=r-9-2~1.11#7;r-9-2~1.12">
            <text:p>:m RES 1*3 / free# JVEMV6 68#_167:1 / 68. theoretical-physics(tp) / w=変数分離法,topics=量子力学：原子核(eman),other=~,s=~,i=~,doc=r-9-2~1.11#7;r-9-2~1.1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8_14-33-06_000.jpg</text:p>
          </table:table-cell>
          <table:table-cell table:style-name="ce19" office:value-type="string">
            <text:p>:m RES 2*3 / free# JVEMV6 68#_167:1 / 68. theoretical-physics(tp) / w=変数分離法,topics=量子力学：原子核(eman),other=~,s=~,i=~,doc=r-9-2~1.12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3 / free# JVEMV6 68#_167:1 / 68. theoretical-physics(tp) / w=変数分離法,topics=量子力学：原子核(eman),other=~,s=~,i=~,doc=r-9-2~1.12">
            <text:p>:m RES 2*3 / free# JVEMV6 68#_167:1 / 68. theoretical-physics(tp) / w=変数分離法,topics=量子力学：原子核(eman),other=~,s=~,i=~,doc=r-9-2~1.1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8_14-33-30_000.jpg</text:p>
          </table:table-cell>
          <table:table-cell table:style-name="ce19" office:value-type="string">
            <text:p>:m RES 3*3 / free# JVEMV6 68#_167:1 / 68. theoretical-physics(tp) / w=変数分離法,topics=量子力学：原子核(eman),other=~,s=~,i=~,doc=r-9-2~1.12#5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3*3 / free# JVEMV6 68#_167:1 / 68. theoretical-physics(tp) / w=変数分離法,topics=量子力学：原子核(eman),other=~,s=~,i=~,doc=r-9-2~1.12#5">
            <text:p>:m RES 3*3 / free# JVEMV6 68#_167:1 / 68. theoretical-physics(tp) / w=変数分離法,topics=量子力学：原子核(eman),other=~,s=~,i=~,doc=r-9-2~1.12#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8_15-25-54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28_15-25-54_001.jpg</text:p>
          </table:table-cell>
          <table:table-cell table:style-name="ce19" office:value-type="string">
            <text:p><text:s/>:m 東和 PHOTO / 220129sa / 入谷駅 / 上野北プロジェクト新築工事 / １名 / NTEC（ライト工業） / 指示書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東和 PHOTO / 220129sa / 入谷駅 / 上野北プロジェクト新築工事 / １名 / NTEC（ライト工業） / 指示書">
            <text:p><text:s/>:m 東和 PHOTO / 220129sa / 入谷駅 / 上野北プロジェクト新築工事 / １名 / NTEC（ライト工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28_15-26-00_000.jpg</text:p>
          </table:table-cell>
          <table:table-cell table:style-name="ce19" office:value-type="string">
            <text:p>-*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28_15-26-00_001.jpg</text:p>
          </table:table-cell>
          <table:table-cell table:style-name="ce19" office:value-type="string">
            <text:p><text:s/>:m 東和 PHOTO / 220129sa / 入谷駅 / 上野北プロジェクト新築工事 / １名 / NTEC（ライト工業） / 指示書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 :m 東和 PHOTO / 220129sa / 入谷駅 / 上野北プロジェクト新築工事 / １名 / NTEC（ライト工業） / 指示書">
            <text:p><text:s/>:m 東和 PHOTO / 220129sa / 入谷駅 / 上野北プロジェクト新築工事 / １名 / NTEC（ライト工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28_15-26-05_000.jpg</text:p>
          </table:table-cell>
          <table:table-cell table:style-name="ce19" office:value-type="string">
            <text:p><text:s/>:m 東和 PHOTO / 220129sa / 入谷駅 / 上野北プロジェクト新築工事 / １名 / NTEC（ライト工業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 :m 東和 PHOTO / 220129sa / 入谷駅 / 上野北プロジェクト新築工事 / １名 / NTEC（ライト工業） / 指示書">
            <text:p><text:s/>:m 東和 PHOTO / 220129sa / 入谷駅 / 上野北プロジェクト新築工事 / １名 / NTEC（ライト工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2022-01-28_15-26-08_000.jpg</text:p>
          </table:table-cell>
          <table:table-cell table:style-name="ce19" office:value-type="string">
            <text:p><text:s/>:m 東和 PHOTO / 220129sa / 入谷駅 / 上野北プロジェクト新築工事 / １名 / NTEC（ライト工業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 :m 東和 PHOTO / 220129sa / 入谷駅 / 上野北プロジェクト新築工事 / １名 / NTEC（ライト工業） / 指示書">
            <text:p><text:s/>:m 東和 PHOTO / 220129sa / 入谷駅 / 上野北プロジェクト新築工事 / １名 / NTEC（ライト工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2-01-28_15-26-15_000.jpg</text:p>
          </table:table-cell>
          <table:table-cell table:style-name="ce19" office:value-type="string">
            <text:p><text:s/>:m 東和 PHOTO / 220129sa / 入谷駅 / 上野北プロジェクト新築工事 / １名 / NTEC（ライト工業） / 指示書：地図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 :m 東和 PHOTO / 220129sa / 入谷駅 / 上野北プロジェクト新築工事 / １名 / NTEC（ライト工業） / 指示書：地図">
            <text:p><text:s/>:m 東和 PHOTO / 220129sa / 入谷駅 / 上野北プロジェクト新築工事 / １名 / NTEC（ライト工業） / 指示書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2-01-28_15-32-56_000.jpg</text:p>
          </table:table-cell>
          <table:table-cell table:style-name="ce19" office:value-type="string">
            <text:p><text:s/>:m 東和 PHOTO / 220129sa / 入谷駅 / 上野北プロジェクト新築工事 / １名 / NTEC（ライト工業） / 資料：天気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 :m 東和 PHOTO / 220129sa / 入谷駅 / 上野北プロジェクト新築工事 / １名 / NTEC（ライト工業） / 資料：天気">
            <text:p><text:s/>:m 東和 PHOTO / 220129sa / 入谷駅 / 上野北プロジェクト新築工事 / １名 / NTEC（ライト工業） / 資料：天気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2-01-28_15-33-07_000.jpg</text:p>
          </table:table-cell>
          <table:table-cell table:style-name="ce19" office:value-type="string">
            <text:p><text:s/>:m 東和 PHOTO / 220129sa / 入谷駅 / 上野北プロジェクト新築工事 / １名 / NTEC（ライト工業） / 資料：天気：週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 :m 東和 PHOTO / 220129sa / 入谷駅 / 上野北プロジェクト新築工事 / １名 / NTEC（ライト工業） / 資料：天気：週間">
            <text:p><text:s/>:m 東和 PHOTO / 220129sa / 入谷駅 / 上野北プロジェクト新築工事 / １名 / NTEC（ライト工業） / 資料：天気：週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5" office:value-type="string">
            <text:p>2022-01-28_15-33-38_000.jpg</text:p>
          </table:table-cell>
          <table:table-cell table:style-name="ce19" office:value-type="string">
            <text:p><text:s/>:m 東和 PHOTO / 220129sa / 入谷駅 / 上野北プロジェクト新築工事 / １名 / NTEC（ライト工業） / 資料：交通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 :m 東和 PHOTO / 220129sa / 入谷駅 / 上野北プロジェクト新築工事 / １名 / NTEC（ライト工業） / 資料：交通">
            <text:p><text:s/>:m 東和 PHOTO / 220129sa / 入谷駅 / 上野北プロジェクト新築工事 / １名 / NTEC（ライト工業） / 資料：交通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2-01-28_15-55-04_000.jpg</text:p>
          </table:table-cell>
          <table:table-cell table:style-name="ce19" office:value-type="string">
            <text:p><text:s/>:m 東和 PHOTO / 220129sa / 入谷駅 / 上野北プロジェクト新築工事 / １名 / NTEC（ライト工業） / 資料：地図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 :m 東和 PHOTO / 220129sa / 入谷駅 / 上野北プロジェクト新築工事 / １名 / NTEC（ライト工業） / 資料：地図">
            <text:p><text:s/>:m 東和 PHOTO / 220129sa / 入谷駅 / 上野北プロジェクト新築工事 / １名 / NTEC（ライト工業） / 資料：地図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2-01-28_15-58-58_000.jpg</text:p>
          </table:table-cell>
          <table:table-cell table:style-name="ce19" office:value-type="string">
            <text:p><text:s/>:m 東和 PHOTO / 220129sa / 入谷駅 / 上野北プロジェクト新築工事 / １名 / NTEC（ライト工業） / 資料：地図：路上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 :m 東和 PHOTO / 220129sa / 入谷駅 / 上野北プロジェクト新築工事 / １名 / NTEC（ライト工業） / 資料：地図：路上">
            <text:p><text:s/>:m 東和 PHOTO / 220129sa / 入谷駅 / 上野北プロジェクト新築工事 / １名 / NTEC（ライト工業） / 資料：地図：路上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2022-01-28_16-25-19_000.jpg</text:p>
          </table:table-cell>
          <table:table-cell table:style-name="ce19" office:value-type="string">
            <text:p>:m / 1*1 / percussion,rythm / session-memo / s.1: todays-rythm,item=ボトル：プラスチック：２本,hitter=ストロー,Re+,R=1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m / 1*1 / percussion,rythm / session-memo / s.1: todays-rythm,item=ボトル：プラスチック：２本,hitter=ストロー,Re+,R=1">
            <text:p>:m / 1*1 / percussion,rythm / session-memo / s.1: todays-rythm,item=ボトル：プラスチック：２本,hitter=ストロー,Re+,R=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8_01-44-25_000.mp4</text:p>
          </table:table-cell>
          <table:table-cell table:style-name="ce12" office:value-type="string">
            <text:p>:VIDEO / @自室 / 記録 / jap.flute / 演奏、play / R=1 / todays-melody,genr=~,for=~,Re+,other= お酒飲みながら吹いている,feeling:~;sounds:~,file-i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VIDEO / @自室 / 記録 / jap.flute / 演奏、play / R=1 / todays-melody,genr=~,for=~,Re+,other= お酒飲みながら吹いている,feeling:~;sounds:~,file-id=~">
            <text:p>:VIDEO / @自室 / 記録 / jap.flute / 演奏、play / R=1 / todays-melody,genr=~,for=~,Re+,other= お酒飲みながら吹いている,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8_01-48-24_000.mp4</text:p>
          </table:table-cell>
          <table:table-cell table:style-name="ce21" office:value-type="string">
            <text:p>:VIDEO / @自室 / 記録 / jap.flute / 演奏、play / R=2 / todays-melody,genr=~,for=~,Re+,other= お酒飲みながら吹いている；「のっぽの古時計」,feeling: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VIDEO / @自室 / 記録 / jap.flute / 演奏、play / R=2 / todays-melody,genr=~,for=~,Re+,other= お酒飲みながら吹いている；「のっぽの古時計」,feeling:~;sounds:~,file-id=~">
            <text:p>:VIDEO / @自室 / 記録 / jap.flute / 演奏、play / R=2 / todays-melody,genr=~,for=~,Re+,other= お酒飲みながら吹いている；「のっぽの古時計」,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28_02-45-06_000.mp4</text:p>
          </table:table-cell>
          <table:table-cell table:style-name="ce20" office:value-type="string">
            <text:p>:VIDEO:other / @自室 / 記録 / content=一人漫才：練習,for=「兎（うさぎ）おいしい」</text:p>
          </table:table-cell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VIDEO:other / @自室 / 記録 / content=一人漫才：練習,for=「兎（うさぎ）おいしい」">
            <text:p>:VIDEO:other / @自室 / 記録 / content=一人漫才：練習,for=「兎（うさぎ）おいしい」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2022-01-28_16-24-19_000.mp4</text:p>
          </table:table-cell>
          <table:table-cell table:style-name="ce19" office:value-type="string">
            <text:p>:VIDEO / @自室 / 記録 / percussion,rythm / 演奏、play / R=1 / todays-rythm,item=ボトル：プラスチック：２本,hitter=ストロー,Re+,memo+</text:p>
          </table:table-cell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VIDEO / @自室 / 記録 / percussion,rythm / 演奏、play / R=1 / todays-rythm,item=ボトル：プラスチック：２本,hitter=ストロー,Re+,memo+">
            <text:p>:VIDEO / @自室 / 記録 / percussion,rythm / 演奏、play / R=1 / todays-rythm,item=ボトル：プラスチック：２本,hitter=ストロー,Re+,memo+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28_18-13-20_000.mp4</text:p>
          </table:table-cell>
          <table:table-cell table:style-name="ce19" office:value-type="string">
            <text:p>:VIDEO / @自室 / 記録 / jap.flute / 演奏、play / R=1 / todays-melody,genr=~,for=~,Re+,other=notes:dai-kan,feeling: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:VIDEO / @自室 / 記録 / jap.flute / 演奏、play / R=1 / todays-melody,genr=~,for=~,Re+,other=notes:dai-kan,feeling:~;sounds:~,file-id=~">
            <text:p>:VIDEO / @自室 / 記録 / jap.flute / 演奏、play / R=1 / todays-melody,genr=~,for=~,Re+,other=notes:dai-kan,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28_18-24-57_000.mp4</text:p>
          </table:table-cell>
          <table:table-cell table:style-name="ce19" office:value-type="string">
            <text:p>:VIDEO / @自室 / 記録 / jap.flute / 演奏、play / R=2 / todays-melody,genr=~,for=~,Re+,other=notes:dai-kan,feeling: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string" office:string-value=":VIDEO / @自室 / 記録 / jap.flute / 演奏、play / R=2 / todays-melody,genr=~,for=~,Re+,other=notes:dai-kan,feeling:~;sounds:~,file-id=~">
            <text:p>:VIDEO / @自室 / 記録 / jap.flute / 演奏、play / R=2 / todays-melody,genr=~,for=~,Re+,other=notes:dai-kan,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1-28_18-34-17_000.mp4</text:p>
          </table:table-cell>
          <table:table-cell table:style-name="ce19" office:value-type="string">
            <text:p>:VIDEO / @自室 / 記録 / jap.flute / 演奏、play / R=3 / todays-melody,genr=~,for=~,Re+,other=~,feeling:~;sounds:~,file-id=~</text:p>
          </table:table-cell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string" office:string-value=":VIDEO / @自室 / 記録 / jap.flute / 演奏、play / R=3 / todays-melody,genr=~,for=~,Re+,other=~,feeling:~;sounds:~,file-id=~">
            <text:p>:VIDEO / @自室 / 記録 / jap.flute / 演奏、play / R=3 / todays-melody,genr=~,for=~,Re+,other=~,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1-28_18-48-55_000.mp4</text:p>
          </table:table-cell>
          <table:table-cell table:style-name="ce19" office:value-type="string">
            <text:p>:VIDEO / @自室 / 記録 / jap.flute / 演奏、play / R=4 / todays-melody,genr=~,for=~,Re+,other=~,feeling:~;sounds:~,file-id=~</text:p>
          </table:table-cell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:VIDEO / @自室 / 記録 / jap.flute / 演奏、play / R=4 / todays-melody,genr=~,for=~,Re+,other=~,feeling:~;sounds:~,file-id=~ / N-35-35-34.780883 E-139-40-53.356933">
            <text:p>:VIDEO / @自室 / 記録 / jap.flute / 演奏、play / R=4 / todays-melody,genr=~,for=~,Re+,other=~,feeling:~;sounds:~,file-id=~ 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8_18-54-50_000.mp4</text:p>
          </table:table-cell>
          <table:table-cell table:style-name="ce19" office:value-type="string">
            <text:p>:VIDEO / @自室 / 記録 / jap.flute-bamboo / 演奏、play / R=1 / genr=todays-melody,Re+,other=feeling:~,file-id=2022-01-28_18-54-50_000.mp4,memo+</text:p>
          </table:table-cell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:VIDEO / @自室 / 記録 / jap.flute-bamboo / 演奏、play / R=1 / genr=todays-melody,Re+,other=feeling:~,file-id=2022-01-28_18-54-50_000.mp4,memo+ / N-35-35-34.794616 E-139-40-53.521728">
            <text:p>:VIDEO / @自室 / 記録 / jap.flute-bamboo / 演奏、play / R=1 / genr=todays-melody,Re+,other=feeling:~,file-id=2022-01-28_18-54-50_000.mp4,memo+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2-01-28_18-56-15_000.mp4</text:p>
          </table:table-cell>
          <table:table-cell table:style-name="ce19" office:value-type="string">
            <text:p>:VIDEO / @自室 / 記録 / jap.flute-bamboo / 演奏、play / R=2 / genr=todays-melody,Re+,other=feeling:~,file-id=2022-01-28_18-54-50_000.mp4,memo+</text:p>
          </table:table-cell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:VIDEO / @自室 / 記録 / jap.flute-bamboo / 演奏、play / R=2 / genr=todays-melody,Re+,other=feeling:~,file-id=2022-01-28_18-54-50_000.mp4,memo+ / N-35-35-34.794616 E-139-40-53.521728">
            <text:p>:VIDEO / @自室 / 記録 / jap.flute-bamboo / 演奏、play / R=2 / genr=todays-melody,Re+,other=feeling:~,file-id=2022-01-28_18-54-50_000.mp4,memo+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0">2022/01/30</text:date>, <text:time>01:1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30T01:12:40.89</dc:date>
    <dc:creator>iwabuchi ken</dc:creator>
    <meta:editing-duration>P42DT15H30M7S</meta:editing-duration>
    <meta:editing-cycles>14396</meta:editing-cycles>
    <meta:document-statistic meta:table-count="1" meta:cell-count="485" meta:object-count="0"/>
    <meta:user-defined meta:name="qrichtext">1</meta:user-defined>
  </office:meta>
</office:document-meta>
</file>